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a0c7" officeooo:paragraph-rsid="001fa0c7"/>
    </style:style>
    <style:style style:name="P2" style:family="paragraph" style:parent-style-name="Standard">
      <style:paragraph-properties fo:text-align="justify" style:justify-single-word="false"/>
      <style:text-properties officeooo:rsid="001fa0c7" officeooo:paragraph-rsid="001fa0c7"/>
    </style:style>
    <style:style style:name="P3" style:family="paragraph" style:parent-style-name="Standard" style:list-style-name="L1">
      <style:paragraph-properties fo:text-align="justify" style:justify-single-word="false"/>
      <style:text-properties officeooo:paragraph-rsid="001fa0c7"/>
    </style:style>
    <style:style style:name="T1" style:family="text">
      <style:text-properties officeooo:rsid="001fa0c7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¿Cómo nos tratamos en la escuela?</text:p>
      <text:p text:style-name="P1"/>
      <text:p text:style-name="P1">Lean en sus grupos estas situaciones:</text:p>
      <text:p text:style-name="P2"/>
      <text:p text:style-name="P2"><text:span text:style-name="T2">Escena A</text:span>. Carmen nació en la zona rural de una provincia del norte argentino. A principios de año se mudó a la ciudad de Rosario. Cuando comenzaron las clases, ingresó a sexto grado de una escuela de la ciudad. Desde el primer momento, algunos compañeros empezaron a burlarse de ella, entre otras cosas le decían “negra”. Un día, un grupo compuesto por chicos y chicas la sujetó, impidiéndole el movimiento, y entre varios le cortaron el pelo. La madre de Carmen fue a hablar a la escuela para saber qué había sucedido y sus compañeras y compañeros decían no haber visto nada.</text:p>
      <text:p text:style-name="P2"/>
      <text:p text:style-name="P2"><text:span text:style-name="T2">Escena B</text:span>. A Claudio, Antonio y Julio les gusta leer y escribir poesía. No les gusta mucho el fútbol. Ellos están en sexto grado y en la escuela no la están pasando bien, ya que un grupo de compañeros los convirtió en blancos de burlas constantes. Les pusieron apodos, a pesar de que ellos pidieron que no los llamaran así. La mayor parte de las bromas y de las burlas ponen en duda si a ellos les gustan las chicas o los chicos.</text:p>
      <text:p text:style-name="P2"/>
      <text:p text:style-name="P2"><text:span text:style-name="T2">Escena C</text:span>. En una escuela de contexto urbano un grupo de chicos y chicas que estaban jugando a las cartas en el recreo se pelearon por una regla del juego, y como no se pusieron de acuerdo empezaron a insultarse. Después, las chicas comenzaron a empujarse y se pegaban cada vez más fuerte. Mientras tanto, uno de los chicos, que había llevado su celular, empezó a filmar la pelea. Él y el resto de los compañeros y compañeras que estaban mirando alentaban a las chicas a seguir peleando.</text:p>
      <text:p text:style-name="P2"/>
      <text:p text:style-name="P2"><text:span text:style-name="T2">Escena D</text:span>. Celeste y Lucía están en quinto grado. Les gusta mucho escuchar música, estar con sus amigas y bailar. Siempre fueron más robustas que el resto de sus compañeras; tienen algunos kilos más que las chicas de su misma edad, pero antes no les preocupaba. Este año, un grupo de chicas del grado empezó a decirles “gordas”. Ya no las trataban de la misma manera que antes. Celeste y Lucía trataron de no darle importancia a la cuestión, hasta que un día, una de las chicas no las invitó a su cumpleaños. Poco a poco comenzaron a sentirse incómodas y con pocas ganas de ir a la escuela.</text:p>
      <text:p text:style-name="P2"/>
      <text:p text:style-name="P2"/>
      <text:p text:style-name="P2">Analicen cada caso, guiándose con estas pregunta: </text:p>
      <text:list xml:id="list3486317993299312284" text:style-name="L1">
        <text:list-item>
          <text:p text:style-name="P3"><text:span text:style-name="T1">¿Quién ha sido dañado o se siente mal por lo que sucede? </text:span></text:p>
        </text:list-item>
        <text:list-item>
          <text:p text:style-name="P3"><text:span text:style-name="T1">¿Consideran que se trata de situaciones de malos tratos o de discriminación? ¿Por qué? ¿Qué actitudes y comportamientos indican, en cada situación, que se trata de una situación de malos tratos o de discriminación? </text:span></text:p>
        </text:list-item>
        <text:list-item>
          <text:p text:style-name="P3"><text:span text:style-name="T1">¿Qué puede llevar a que los chicos y las chicas actúen así? </text:span></text:p>
        </text:list-item>
        <text:list-item>
          <text:p text:style-name="P3"><text:span text:style-name="T1">¿Les parece que frente a situaciones como estas se puede recurrir a algún adulto de la escuela para que los ayude? ¿A quién? </text:span></text:p>
        </text:list-item>
        <text:list-item>
          <text:p text:style-name="P3"><text:span text:style-name="T1">¿Creen que ser varón o ser mujer influye en las posibilidades de ser agredido o agredida en una relación? ¿Por qué? </text:span></text:p>
        </text:list-item>
        <text:list-item>
          <text:p text:style-name="P3"><text:span text:style-name="T1">¿Qué se podría hacer para modificar estas situaciones?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09:44:32.392338870</meta:creation-date>
    <dc:date>2017-09-04T11:24:07.634626167</dc:date>
    <meta:editing-duration>PT1H39M35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13" meta:word-count="517" meta:character-count="2832" meta:non-whitespace-character-count="2328"/>
  </office:meta>
</office:document-meta>
</file>